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CCAMA, EFRA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93348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MANI CCAMA, EFRA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9334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5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EFECTIVO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504.00</text:p>
          </table:table-cell>
        </table:table-row>
        <table:table-row>
          <table:table-cell table:style-name="Tabla2.A2" office:value-type="string">
            <text:p text:style-name="P7">EFECTIVO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EFECTIVO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PRESTIGI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0:19:5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